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154cm"/>
    </style:style>
    <style:style style:family="table-column" style:name="co2">
      <style:table-column-properties fo:break-before="auto" style:column-width="4.112cm"/>
    </style:style>
    <style:style style:family="table-column" style:name="co3">
      <style:table-column-properties fo:break-before="auto" style:column-width="0.413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739cm"/>
    </style:style>
    <style:style style:family="table-column" style:name="co6">
      <style:table-column-properties fo:break-before="auto" style:column-width="0.697cm"/>
    </style:style>
    <style:style style:family="table-column" style:name="co7">
      <style:table-column-properties fo:break-before="auto" style:column-width="2.044cm"/>
    </style:style>
    <style:style style:family="table-column" style:name="co8">
      <style:table-column-properties fo:break-before="auto" style:column-width="0.893cm"/>
    </style:style>
    <style:style style:family="table-column" style:name="co9">
      <style:table-column-properties fo:break-before="auto" style:column-width="0.914cm"/>
    </style:style>
    <style:style style:family="table-column" style:name="co10">
      <style:table-column-properties fo:break-before="auto" style:column-width="1.392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143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ackground-color="transparent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4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5"/>
        <table:table-column table:style-name="co4" table:default-cell-style-name="Default" table:number-columns-repeated="21"/>
        <table:table-column table:style-name="co5" table:default-cell-style-name="ce2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6" table:default-cell-style-name="ce11"/>
        <table:table-column table:style-name="co10" table:default-cell-style-name="ce11"/>
        <table:table-column table:style-name="co4" table:default-cell-style-name="Default" table:number-columns-repeated="993"/>
        <table:table-row table:style-name="ro1">
          <table:table-cell ns41:value-type="string" table:style-name="TL Title" office:value-type="string">
            <text:p>PROVINCIE OVERIJSSEL OPGAVE VAN HET AANTAL KRACHTSWERKTUIGEN IN DE ONDERSCHEIDENE BEROEPSKLASSEN GEBEZIGD.</text:p>
          </table:table-cell>
          <table:table-cell table:style-name="ce12" table:number-columns-repeated="29"/>
          <table:table-cell table:style-name="ce47"/>
          <table:table-cell table:number-columns-repeated="993"/>
        </table:table-row>
        <table:table-row table:style-name="ro1">
          <table:table-cell table:style-name="ce2"/>
          <table:table-cell table:style-name="ce13" table:number-columns-repeated="24"/>
          <table:table-cell table:style-name="ce39" table:number-columns-repeated="6"/>
          <table:table-cell table:number-columns-repeated="993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ns41:value-type="string" table:number-rows-spanned="2" table:style-name="TL RowProperty" table:number-columns-spanned="1" office:value-type="string">
            <text:p>Krachtswerktuig gedreven door</text:p>
          </table:table-cell>
          <table:table-cell table:style-name="ce21"/>
          <table:table-cell ns41:value-type="string" table:number-rows-spanned="1" table:style-name="TL ColHeader" table:number-columns-spanned="21" office:value-type="string">
            <text:p>BEROEPSKLASSE</text:p>
          </table:table-cell>
          <table:covered-table-cell table:style-name="TL ColHeader" table:number-columns-repeated="20"/>
          <table:table-cell ns41:value-type="string" table:number-rows-spanned="2" table:style-name="TL ColHeader" table:number-columns-spanned="1" office:value-type="string">
            <text:p>Totaal Krachts-werktuigen</text:p>
          </table:table-cell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5" table:number-columns-spanned="1" office:value-type="string">
            <text:p>Tabel</text:p>
          </table:table-cell>
          <table:table-cell ns41:value-type="string" table:number-rows-spanned="2" table:style-name="ce45" table:number-columns-spanned="1" office:value-type="string">
            <text:p>Pagina links</text:p>
          </table:table-cell>
          <table:table-cell ns41:value-type="string" table:number-rows-spanned="2" table:style-name="ce45" table:number-columns-spanned="1" office:value-type="string">
            <text:p>Pagina rechts</text:p>
          </table:table-cell>
          <table:table-cell ns41:value-type="string" table:number-rows-spanned="2" table:style-name="ce45" table:number-columns-spanned="1" office:value-type="string">
            <text:p>Provincie</text:p>
          </table:table-cell>
          <table:table-cell ns41:value-type="string" table:number-rows-spanned="2" table:style-name="ce48" table:number-columns-spanned="1" office:value-type="string">
            <text:p>Image nr.</text:p>
          </table:table-cell>
          <table:table-cell table:number-columns-repeated="993"/>
        </table:table-row>
        <table:table-row table:style-name="ro3">
          <table:covered-table-cell table:style-name="ce4"/>
          <table:covered-table-cell table:style-name="ce15"/>
          <table:table-cell table:style-name="ce22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table:number-columns-repeated="2" office:value-type="string">
            <text:p>V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covered-table-cell table:style-name="ce35"/>
          <table:covered-table-cell table:style-name="ce41"/>
          <table:covered-table-cell table:style-name="ce46" table:number-columns-repeated="4"/>
          <table:covered-table-cell table:style-name="ce49"/>
          <table:table-cell table:style-name="ce54" table:number-columns-repeated="993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1"/>
          <table:table-cell/>
          <table:table-cell table:style-name="ce5" table:number-columns-repeated="999"/>
        </table:table-row>
        <table:table-row table:style-name="ro4">
          <table:table-cell ns41:value-type="string" table:style-name="TL HRowHeader" office:value-type="string">
            <text:p>Almelo (Stad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7"/>
          <table:table-cell table:formula="of:=[.X6]+[.W6]+[.V6]+[.U6]+[.T6]+[.S6]+[.R6]+[.Q6]+[.P6]+[.O6]+[.N6]+[.M6]+[.L6]+[.K6]+[.J6]+[.I6]+[.H6]+[.G6]+[.F6]+[.E6]+[.D6]" ns41:value-type="float" table:style-name="TL Data" office:value-type="float" office:value="17">
            <text:p>17</text:p>
          </table:table-cell>
          <table:table-cell ns41:value-type="string" table:style-name="ce42" office:value-type="string">
            <text:p>BT</text:p>
          </table:table-cell>
          <table:table-cell ns41:value-type="string" table:style-name="ce42" office:value-type="string">
            <text:p>1889_06_T4</text:p>
          </table:table-cell>
          <table:table-cell ns41:value-type="float" table:style-name="ce42" office:value="476" office:value-type="float">
            <text:p>476</text:p>
          </table:table-cell>
          <table:table-cell ns41:value-type="float" table:style-name="ce42" office:value="477" office:value-type="float">
            <text:p>477</text:p>
          </table:table-cell>
          <table:table-cell ns41:value-type="string" table:style-name="ce42" office:value-type="string">
            <text:p>OV</text:p>
          </table:table-cell>
          <table:table-cell ns41:value-type="float" table:style-name="ce50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 table:style-name="ce23"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Almelo (Ambt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]+[.W9]+[.V9]+[.U9]+[.T9]+[.S9]+[.R9]+[.Q9]+[.P9]+[.O9]+[.N9]+[.M9]+[.L9]+[.K9]+[.J9]+[.I9]+[.H9]+[.G9]+[.F9]+[.E9]+[.D9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Avereest</text:p>
          </table:table-cell>
          <table:table-cell ns41:value-type="string" table:style-name="TL HRowHeader" office:value-type="string">
            <text:p>Stoom</text:p>
          </table:table-cell>
          <table:table-cell table:style-name="ce23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11]+[.W11]+[.V11]+[.U11]+[.T11]+[.S11]+[.R11]+[.Q11]+[.P11]+[.O11]+[.N11]+[.M11]+[.L11]+[.K11]+[.J11]+[.I11]+[.H11]+[.G11]+[.F11]+[.E11]+[.D11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3]+[.W13]+[.V13]+[.U13]+[.T13]+[.S13]+[.R13]+[.Q13]+[.P13]+[.O13]+[.N13]+[.M13]+[.L13]+[.K13]+[.J13]+[.I13]+[.H13]+[.G13]+[.F13]+[.E13]+[.D13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Bathm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Blankenha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6]+[.W16]+[.V16]+[.U16]+[.T16]+[.S16]+[.R16]+[.Q16]+[.P16]+[.O16]+[.N16]+[.M16]+[.L16]+[.K16]+[.J16]+[.I16]+[.H16]+[.G16]+[.F16]+[.E16]+[.D16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Blokzij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]+[.W17]+[.V17]+[.U17]+[.T17]+[.S17]+[.R17]+[.Q17]+[.P17]+[.O17]+[.N17]+[.M17]+[.L17]+[.K17]+[.J17]+[.I17]+[.H17]+[.G17]+[.F17]+[.E17]+[.D17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8]+[.W18]+[.V18]+[.U18]+[.T18]+[.S18]+[.R18]+[.Q18]+[.P18]+[.O18]+[.N18]+[.M18]+[.L18]+[.K18]+[.J18]+[.I18]+[.H18]+[.G18]+[.F18]+[.E18]+[.D18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Born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TL Data" office:value-type="float" office:value="11">
            <text:p>1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Dalfs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22]+[.W22]+[.V22]+[.U22]+[.T22]+[.S22]+[.R22]+[.Q22]+[.P22]+[.O22]+[.N22]+[.M22]+[.L22]+[.K22]+[.J22]+[.I22]+[.H22]+[.G22]+[.F22]+[.E22]+[.D22]" ns41:value-type="float" table:style-name="TL Data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Delden (stad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table:formula="of:=[.X23]+[.W23]+[.V23]+[.U23]+[.T23]+[.S23]+[.R23]+[.Q23]+[.P23]+[.O23]+[.N23]+[.M23]+[.L23]+[.K23]+[.J23]+[.I23]+[.H23]+[.G23]+[.F23]+[.E23]+[.D23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Delden (Ambt)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Denekamp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X28]+[.W28]+[.V28]+[.U28]+[.T28]+[.S28]+[.R28]+[.Q28]+[.P28]+[.O28]+[.N28]+[.M28]+[.L28]+[.K28]+[.J28]+[.I28]+[.H28]+[.G28]+[.F28]+[.E28]+[.D28]" ns41:value-type="float" table:style-name="TL Data" office:value-type="float" office:value="42">
            <text:p>4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Deventer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TL Data" office:value-type="float" office:value="9">
            <text:p>9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30]+[.W30]+[.V30]+[.U30]+[.T30]+[.S30]+[.R30]+[.Q30]+[.P30]+[.O30]+[.N30]+[.M30]+[.L30]+[.K30]+[.J30]+[.I30]+[.H30]+[.G30]+[.F30]+[.E30]+[.D30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Diepenhei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Diepenve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TL Data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Enschede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-type="float" office:value="52">
            <text:p>5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37]+[.W37]+[.V37]+[.U37]+[.T37]+[.S37]+[.R37]+[.Q37]+[.P37]+[.O37]+[.N37]+[.M37]+[.L37]+[.K37]+[.J37]+[.I37]+[.H37]+[.G37]+[.F37]+[.E37]+[.D37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Genemuiden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40]+[.W40]+[.V40]+[.U40]+[.T40]+[.S40]+[.R40]+[.Q40]+[.P40]+[.O40]+[.N40]+[.M40]+[.L40]+[.K40]+[.J40]+[.I40]+[.H40]+[.G40]+[.F40]+[.E40]+[.D40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Giethoor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1]+[.W41]+[.V41]+[.U41]+[.T41]+[.S41]+[.R41]+[.Q41]+[.P41]+[.O41]+[.N41]+[.M41]+[.L41]+[.K41]+[.J41]+[.I41]+[.H41]+[.G41]+[.F41]+[.E41]+[.D41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Goor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Gramsberg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aaksberg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X45]+[.W45]+[.V45]+[.U45]+[.T45]+[.S45]+[.R45]+[.Q45]+[.P45]+[.O45]+[.N45]+[.M45]+[.L45]+[.K45]+[.J45]+[.I45]+[.H45]+[.G45]+[.F45]+[.E45]+[.D45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am (den)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48]+[.W48]+[.V48]+[.U48]+[.T48]+[.S48]+[.R48]+[.Q48]+[.P48]+[.O48]+[.N48]+[.M48]+[.L48]+[.K48]+[.J48]+[.I48]+[.H48]+[.G48]+[.F48]+[.E48]+[.D48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49]+[.W49]+[.V49]+[.U49]+[.T49]+[.S49]+[.R49]+[.Q49]+[.P49]+[.O49]+[.N49]+[.M49]+[.L49]+[.K49]+[.J49]+[.I49]+[.H49]+[.G49]+[.F49]+[.E49]+[.D49]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ardenberg (Stad)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0]+[.W50]+[.V50]+[.U50]+[.T50]+[.S50]+[.R50]+[.Q50]+[.P50]+[.O50]+[.N50]+[.M50]+[.L50]+[.K50]+[.J50]+[.I50]+[.H50]+[.G50]+[.F50]+[.E50]+[.D50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ardenberg (Ambt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TL Data" office:value-type="float" office:value="10">
            <text:p>10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assel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53]+[.W53]+[.V53]+[.U53]+[.T53]+[.S53]+[.R53]+[.Q53]+[.P53]+[.O53]+[.N53]+[.M53]+[.L53]+[.K53]+[.J53]+[.I53]+[.H53]+[.G53]+[.F53]+[.E53]+[.D53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eino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ellendoor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56]+[.W56]+[.V56]+[.U56]+[.T56]+[.S56]+[.R56]+[.Q56]+[.P56]+[.O56]+[.N56]+[.M56]+[.L56]+[.K56]+[.J56]+[.I56]+[.H56]+[.G56]+[.F56]+[.E56]+[.D56]" ns41:value-type="float" table:style-name="TL Data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58]+[.W58]+[.V58]+[.U58]+[.T58]+[.S58]+[.R58]+[.Q58]+[.P58]+[.O58]+[.N58]+[.M58]+[.L58]+[.K58]+[.J58]+[.I58]+[.H58]+[.G58]+[.F58]+[.E58]+[.D58]" ns41:value-type="float" table:style-name="TL Data" office:value-type="float" office:value="13">
            <text:p>1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engelo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0]+[.W60]+[.V60]+[.U60]+[.T60]+[.S60]+[.R60]+[.Q60]+[.P60]+[.O60]+[.N60]+[.M60]+[.L60]+[.K60]+[.J60]+[.I60]+[.H60]+[.G60]+[.F60]+[.E60]+[.D60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Holt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stoom 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62]+[.W62]+[.V62]+[.U62]+[.T62]+[.S62]+[.R62]+[.Q62]+[.P62]+[.O62]+[.N62]+[.M62]+[.L62]+[.K62]+[.J62]+[.I62]+[.H62]+[.G62]+[.F62]+[.E62]+[.D62]" ns41:value-type="float" table:style-name="TL Data" office:value-type="float" office:value="24">
            <text:p>2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Kamp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3]+[.W63]+[.V63]+[.U63]+[.T63]+[.S63]+[.R63]+[.Q63]+[.P63]+[.O63]+[.N63]+[.M63]+[.L63]+[.K63]+[.J63]+[.I63]+[.H63]+[.G63]+[.F63]+[.E63]+[.D63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Kamperveen 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64]+[.W64]+[.V64]+[.U64]+[.T64]+[.S64]+[.R64]+[.Q64]+[.P64]+[.O64]+[.N64]+[.M64]+[.L64]+[.K64]+[.J64]+[.I64]+[.H64]+[.G64]+[.F64]+[.E64]+[.D64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Kuinre</text:p>
          </table:table-cell>
          <table:table-cell ns41:value-type="string" table:style-name="TL HRowHeader" office:value-type="string">
            <text:p>Stoom 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Lonneker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X67]+[.W67]+[.V67]+[.U67]+[.T67]+[.S67]+[.R67]+[.Q67]+[.P67]+[.O67]+[.N67]+[.M67]+[.L67]+[.K67]+[.J67]+[.I67]+[.H67]+[.G67]+[.F67]+[.E67]+[.D67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68]+[.W68]+[.V68]+[.U68]+[.T68]+[.S68]+[.R68]+[.Q68]+[.P68]+[.O68]+[.N68]+[.M68]+[.L68]+[.K68]+[.J68]+[.I68]+[.H68]+[.G68]+[.F68]+[.E68]+[.D68]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loss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[.X69]+[.W69]+[.V69]+[.U69]+[.T69]+[.S69]+[.R69]+[.Q69]+[.P69]+[.O69]+[.N69]+[.M69]+[.L69]+[.K69]+[.J69]+[.I69]+[.H69]+[.G69]+[.F69]+[.E69]+[.D69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Markelo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TL Data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Nieuwleus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Oldenmarkt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3]+[.W73]+[.V73]+[.U73]+[.T73]+[.S73]+[.R73]+[.Q73]+[.P73]+[.O73]+[.N73]+[.M73]+[.L73]+[.K73]+[.J73]+[.I73]+[.H73]+[.G73]+[.F73]+[.E73]+[.D73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Oldenz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5]+[.W75]+[.V75]+[.U75]+[.T75]+[.S75]+[.R75]+[.Q75]+[.P75]+[.O75]+[.N75]+[.M75]+[.L75]+[.K75]+[.J75]+[.I75]+[.H75]+[.G75]+[.F75]+[.E75]+[.D75]" ns41:value-type="float" table:style-name="TL Data" office:value-type="float" office:value="11">
            <text:p>1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Olst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6]+[.W76]+[.V76]+[.U76]+[.T76]+[.S76]+[.R76]+[.Q76]+[.P76]+[.O76]+[.N76]+[.M76]+[.L76]+[.K76]+[.J76]+[.I76]+[.H76]+[.G76]+[.F76]+[.E76]+[.D76]" ns41:value-type="float" table:style-name="TL Data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7]+[.W77]+[.V77]+[.U77]+[.T77]+[.S77]+[.R77]+[.Q77]+[.P77]+[.O77]+[.N77]+[.M77]+[.L77]+[.K77]+[.J77]+[.I77]+[.H77]+[.G77]+[.F77]+[.E77]+[.D77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Ommen (stad)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79]+[.W79]+[.V79]+[.U79]+[.T79]+[.S79]+[.R79]+[.Q79]+[.P79]+[.O79]+[.N79]+[.M79]+[.L79]+[.K79]+[.J79]+[.I79]+[.H79]+[.G79]+[.F79]+[.E79]+[.D79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ommen (Ambt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0]+[.W80]+[.V80]+[.U80]+[.T80]+[.S80]+[.R80]+[.Q80]+[.P80]+[.O80]+[.N80]+[.M80]+[.L80]+[.K80]+[.J80]+[.I80]+[.H80]+[.G80]+[.F80]+[.E80]+[.D80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81]+[.W81]+[.V81]+[.U81]+[.T81]+[.S81]+[.R81]+[.Q81]+[.P81]+[.O81]+[.N81]+[.M81]+[.L81]+[.K81]+[.J81]+[.I81]+[.H81]+[.G81]+[.F81]+[.E81]+[.D81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Oostmarsu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Raalt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85]+[.W85]+[.V85]+[.U85]+[.T85]+[.S85]+[.R85]+[.Q85]+[.P85]+[.O85]+[.N85]+[.M85]+[.L85]+[.K85]+[.J85]+[.I85]+[.H85]+[.G85]+[.F85]+[.E85]+[.D85]" ns41:value-type="float" table:style-name="TL Data" office:value-type="float" office:value="7">
            <text:p>7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Rijssen</text:p>
          </table:table-cell>
          <table:table-cell ns41:value-type="string" table:style-name="TL HRowHeader" office:value-type="string">
            <text:p>Stoom 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X86]+[.W86]+[.V86]+[.U86]+[.T86]+[.S86]+[.R86]+[.Q86]+[.P86]+[.O86]+[.N86]+[.M86]+[.L86]+[.K86]+[.J86]+[.I86]+[.H86]+[.G86]+[.F86]+[.E86]+[.D86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87]+[.W87]+[.V87]+[.U87]+[.T87]+[.S87]+[.R87]+[.Q87]+[.P87]+[.O87]+[.N87]+[.M87]+[.L87]+[.K87]+[.J87]+[.I87]+[.H87]+[.G87]+[.F87]+[.E87]+[.D87]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Staphors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88]+[.W88]+[.V88]+[.U88]+[.T88]+[.S88]+[.R88]+[.Q88]+[.P88]+[.O88]+[.N88]+[.M88]+[.L88]+[.K88]+[.J88]+[.I88]+[.H88]+[.G88]+[.F88]+[.E88]+[.D88]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Steenw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table:formula="of:=[.X89]+[.W89]+[.V89]+[.U89]+[.T89]+[.S89]+[.R89]+[.Q89]+[.P89]+[.O89]+[.N89]+[.M89]+[.L89]+[.K89]+[.J89]+[.I89]+[.H89]+[.G89]+[.F89]+[.E89]+[.D89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[.X90]+[.W90]+[.V90]+[.U90]+[.T90]+[.S90]+[.R90]+[.Q90]+[.P90]+[.O90]+[.N90]+[.M90]+[.L90]+[.K90]+[.J90]+[.I90]+[.H90]+[.G90]+[.F90]+[.E90]+[.D90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91]+[.W91]+[.V91]+[.U91]+[.T91]+[.S91]+[.R91]+[.Q91]+[.P91]+[.O91]+[.N91]+[.M91]+[.L91]+[.K91]+[.J91]+[.I91]+[.H91]+[.G91]+[.F91]+[.E91]+[.D91]" ns41:value-type="float" table:style-name="TL Data" office:value-type="float" office:value="7">
            <text:p>7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Steenwijkerwol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92]+[.W92]+[.V92]+[.U92]+[.T92]+[.S92]+[.R92]+[.Q92]+[.P92]+[.O92]+[.N92]+[.M92]+[.L92]+[.K92]+[.J92]+[.I92]+[.H92]+[.G92]+[.F92]+[.E92]+[.D92]" ns41:value-type="float" table:style-name="TL Data" office:value-type="float" office:value="19">
            <text:p>19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Tubberg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3]+[.W93]+[.V93]+[.U93]+[.T93]+[.S93]+[.R93]+[.Q93]+[.P93]+[.O93]+[.N93]+[.M93]+[.L93]+[.K93]+[.J93]+[.I93]+[.H93]+[.G93]+[.F93]+[.E93]+[.D93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95]+[.W95]+[.V95]+[.U95]+[.T95]+[.S95]+[.R95]+[.Q95]+[.P95]+[.O95]+[.N95]+[.M95]+[.L95]+[.K95]+[.J95]+[.I95]+[.H95]+[.G95]+[.F95]+[.E95]+[.D95]" ns41:value-type="float" table:style-name="TL Data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Vollehove (Stad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7]+[.W97]+[.V97]+[.U97]+[.T97]+[.S97]+[.R97]+[.Q97]+[.P97]+[.O97]+[.N97]+[.M97]+[.L97]+[.K97]+[.J97]+[.I97]+[.H97]+[.G97]+[.F97]+[.E97]+[.D97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Vollehove (Ambt)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8]+[.W98]+[.V98]+[.U98]+[.T98]+[.S98]+[.R98]+[.Q98]+[.P98]+[.O98]+[.N98]+[.M98]+[.L98]+[.K98]+[.J98]+[.I98]+[.H98]+[.G98]+[.F98]+[.E98]+[.D98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Vriezenve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9]+[.W99]+[.V99]+[.U99]+[.T99]+[.S99]+[.R99]+[.Q99]+[.P99]+[.O99]+[.N99]+[.M99]+[.L99]+[.K99]+[.J99]+[.I99]+[.H99]+[.G99]+[.F99]+[.E99]+[.D99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00]+[.W100]+[.V100]+[.U100]+[.T100]+[.S100]+[.R100]+[.Q100]+[.P100]+[.O100]+[.N100]+[.M100]+[.L100]+[.K100]+[.J100]+[.I100]+[.H100]+[.G100]+[.F100]+[.E100]+[.D100]" ns41:value-type="float" table:style-name="TL Data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Wanneperve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Weerselo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TL Data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03]+[.W103]+[.V103]+[.U103]+[.T103]+[.S103]+[.R103]+[.Q103]+[.P103]+[.O103]+[.N103]+[.M103]+[.L103]+[.K103]+[.J103]+[.I103]+[.H103]+[.G103]+[.F103]+[.E103]+[.D103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Wierd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04]+[.W104]+[.V104]+[.U104]+[.T104]+[.S104]+[.R104]+[.Q104]+[.P104]+[.O104]+[.N104]+[.M104]+[.L104]+[.K104]+[.J104]+[.I104]+[.H104]+[.G104]+[.F104]+[.E104]+[.D104]" ns41:value-type="float" table:style-name="TL Data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Wijh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5]+[.W105]+[.V105]+[.U105]+[.T105]+[.S105]+[.R105]+[.Q105]+[.P105]+[.O105]+[.N105]+[.M105]+[.L105]+[.K105]+[.J105]+[.I105]+[.H105]+[.G105]+[.F105]+[.E105]+[.D105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TL Data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Zalk en veecaten 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Zwartslui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Zwolle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09]+[.W109]+[.V109]+[.U109]+[.T109]+[.S109]+[.R109]+[.Q109]+[.P109]+[.O109]+[.N109]+[.M109]+[.L109]+[.K109]+[.J109]+[.I109]+[.H109]+[.G109]+[.F109]+[.E109]+[.D109]" ns41:value-type="float" table:style-name="TL Data" office:value-type="float" office:value="28">
            <text:p>28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10]+[.W110]+[.V110]+[.U110]+[.T110]+[.S110]+[.R110]+[.Q110]+[.P110]+[.O110]+[.N110]+[.M110]+[.L110]+[.K110]+[.J110]+[.I110]+[.H110]+[.G110]+[.F110]+[.E110]+[.D110]" ns41:value-type="float" table:style-name="TL Data" office:value-type="float" office:value="9">
            <text:p>9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Zwollerkersp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11]+[.W111]+[.V111]+[.U111]+[.T111]+[.S111]+[.R111]+[.Q111]+[.P111]+[.O111]+[.N111]+[.M111]+[.L111]+[.K111]+[.J111]+[.I111]+[.H111]+[.G111]+[.F111]+[.E111]+[.D111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2]+[.W112]+[.V112]+[.U112]+[.T112]+[.S112]+[.R112]+[.Q112]+[.P112]+[.O112]+[.N112]+[.M112]+[.L112]+[.K112]+[.J112]+[.I112]+[.H112]+[.G112]+[.F112]+[.E112]+[.D112]" ns41:value-type="float" table:style-name="TL Data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formula="of:=[.D111]+[.D109]+[.D105]+[.D102]+[.D99]+[.D96]+[.D93]+[.D89]+[.D86]+[.D84]+[.D82]+[.D80]+[.D76]+[.D75]+[.D69]+[.D67]+[.D65]+[.D62]+[.D58]+[.D53]+[.D51]+[.D45]+[.D42]+[.D36]+[.D32]+[.D28]+[.D23]+[.D21]+[.D19]+[.D17]+[.D14]+[.D11]+[.D9]+[.D6]" ns41:value-type="float" table:style-name="TL Data" office:value-type="float" office:value="16">
            <text:p>16</text:p>
          </table:table-cell>
          <table:table-cell table:formula="of:=[.E111]+[.E109]+[.E105]+[.E102]+[.E99]+[.E96]+[.E93]+[.E89]+[.E86]+[.E84]+[.E82]+[.E80]+[.E76]+[.E75]+[.E69]+[.E67]+[.E65]+[.E62]+[.E58]+[.E53]+[.E51]+[.E45]+[.E42]+[.E36]+[.E32]+[.E28]+[.E23]+[.E21]+[.E19]+[.E17]+[.E14]+[.E11]+[.E9]+[.E6]" ns41:value-type="float" table:style-name="TL Data" office:value-type="float" office:value="4">
            <text:p>4</text:p>
          </table:table-cell>
          <table:table-cell table:formula="of:=[.F111]+[.F109]+[.F105]+[.F102]+[.F99]+[.F96]+[.F93]+[.F89]+[.F86]+[.F84]+[.F82]+[.F80]+[.F76]+[.F75]+[.F69]+[.F67]+[.F65]+[.F62]+[.F58]+[.F53]+[.F51]+[.F45]+[.F42]+[.F36]+[.F32]+[.F28]+[.F23]+[.F21]+[.F19]+[.F17]+[.F14]+[.F11]+[.F9]+[.F6]" ns41:value-type="float" table:style-name="TL Data" office:value-type="float" office:value="1">
            <text:p>1</text:p>
          </table:table-cell>
          <table:table-cell table:formula="of:=[.G111]+[.G109]+[.G105]+[.G102]+[.G99]+[.G96]+[.G93]+[.G89]+[.G86]+[.G84]+[.G82]+[.G80]+[.G76]+[.G75]+[.G69]+[.G67]+[.G65]+[.G62]+[.G58]+[.G53]+[.G51]+[.G45]+[.G42]+[.G36]+[.G32]+[.G28]+[.G23]+[.G21]+[.G19]+[.G17]+[.G14]+[.G11]+[.G9]+[.G6]" ns41:value-type="float" table:style-name="TL Data" office:value-type="float" office:value="2">
            <text:p>2</text:p>
          </table:table-cell>
          <table:table-cell table:formula="of:=[.H111]+[.H109]+[.H105]+[.H102]+[.H99]+[.H96]+[.H93]+[.H89]+[.H86]+[.H84]+[.H82]+[.H80]+[.H76]+[.H75]+[.H69]+[.H67]+[.H65]+[.H62]+[.H58]+[.H53]+[.H51]+[.H45]+[.H42]+[.H36]+[.H32]+[.H28]+[.H23]+[.H21]+[.H19]+[.H17]+[.H14]+[.H11]+[.H9]+[.H6]" ns41:value-type="float" table:style-name="TL Data" office:value-type="float" office:value="14">
            <text:p>14</text:p>
          </table:table-cell>
          <table:table-cell table:formula="of:=[.I111]+[.I109]+[.I105]+[.I102]+[.I99]+[.I96]+[.I93]+[.I89]+[.I86]+[.I84]+[.I82]+[.I80]+[.I76]+[.I75]+[.I69]+[.I67]+[.I65]+[.I62]+[.I58]+[.I53]+[.I51]+[.I45]+[.I42]+[.I36]+[.I32]+[.I28]+[.I23]+[.I21]+[.I19]+[.I17]+[.I14]+[.I11]+[.I9]+[.I6]" ns41:value-type="float" table:style-name="TL Data" office:value-type="float" office:value="8">
            <text:p>8</text:p>
          </table:table-cell>
          <table:table-cell table:formula="of:=[.J111]+[.J109]+[.J105]+[.J102]+[.J99]+[.J96]+[.J93]+[.J89]+[.J86]+[.J84]+[.J82]+[.J80]+[.J76]+[.J75]+[.J69]+[.J67]+[.J65]+[.J62]+[.J58]+[.J53]+[.J51]+[.J45]+[.J42]+[.J36]+[.J32]+[.J28]+[.J23]+[.J21]+[.J19]+[.J17]+[.J14]+[.J11]+[.J9]+[.J6]" ns41:value-type="float" table:style-name="TL Data" office:value-type="float" office:value="0">
            <text:p>0</text:p>
          </table:table-cell>
          <table:table-cell table:formula="of:=[.K111]+[.K109]+[.K105]+[.K102]+[.K99]+[.K96]+[.K93]+[.K89]+[.K86]+[.K84]+[.K82]+[.K80]+[.K76]+[.K75]+[.K69]+[.K67]+[.K65]+[.K62]+[.K58]+[.K53]+[.K51]+[.K45]+[.K42]+[.K36]+[.K32]+[.K28]+[.K23]+[.K21]+[.K19]+[.K17]+[.K14]+[.K11]+[.K9]+[.K6]" ns41:value-type="float" table:style-name="TL Data" office:value-type="float" office:value="1">
            <text:p>1</text:p>
          </table:table-cell>
          <table:table-cell table:formula="of:=[.L111]+[.L109]+[.L105]+[.L102]+[.L99]+[.L96]+[.L93]+[.L89]+[.L86]+[.L84]+[.L82]+[.L80]+[.L76]+[.L75]+[.L69]+[.L67]+[.L65]+[.L62]+[.L58]+[.L53]+[.L51]+[.L45]+[.L42]+[.L36]+[.L32]+[.L28]+[.L23]+[.L21]+[.L19]+[.L17]+[.L14]+[.L11]+[.L9]+[.L6]" ns41:value-type="float" table:style-name="TL Data" office:value-type="float" office:value="0">
            <text:p>0</text:p>
          </table:table-cell>
          <table:table-cell table:formula="of:=[.M111]+[.M109]+[.M105]+[.M102]+[.M99]+[.M96]+[.M93]+[.M89]+[.M86]+[.M84]+[.M82]+[.M80]+[.M76]+[.M75]+[.M69]+[.M67]+[.M65]+[.M62]+[.M58]+[.M53]+[.M51]+[.M45]+[.M42]+[.M36]+[.M32]+[.M28]+[.M23]+[.M21]+[.M19]+[.M17]+[.M14]+[.M11]+[.M9]+[.M6]" ns41:value-type="float" table:style-name="TL Data" office:value-type="float" office:value="15">
            <text:p>15</text:p>
          </table:table-cell>
          <table:table-cell table:formula="of:=[.N111]+[.N109]+[.N105]+[.N102]+[.N99]+[.N96]+[.N93]+[.N89]+[.N86]+[.N84]+[.N82]+[.N80]+[.N76]+[.N75]+[.N69]+[.N67]+[.N65]+[.N62]+[.N58]+[.N53]+[.N51]+[.N45]+[.N42]+[.N36]+[.N32]+[.N28]+[.N23]+[.N21]+[.N19]+[.N17]+[.N14]+[.N11]+[.N9]+[.N6]" ns41:value-type="float" table:style-name="TL Data" office:value-type="float" office:value="2">
            <text:p>2</text:p>
          </table:table-cell>
          <table:table-cell table:formula="of:=[.O111]+[.O109]+[.O105]+[.O102]+[.O99]+[.O96]+[.O93]+[.O89]+[.O86]+[.O84]+[.O82]+[.O80]+[.O76]+[.O75]+[.O69]+[.O67]+[.O65]+[.O62]+[.O58]+[.O53]+[.O51]+[.O45]+[.O42]+[.O36]+[.O32]+[.O28]+[.O23]+[.O21]+[.O19]+[.O17]+[.O14]+[.O11]+[.O9]+[.O6]" ns41:value-type="float" table:style-name="TL Data" office:value-type="float" office:value="1">
            <text:p>1</text:p>
          </table:table-cell>
          <table:table-cell table:formula="of:=[.P111]+[.P109]+[.P105]+[.P102]+[.P99]+[.P96]+[.P93]+[.P89]+[.P86]+[.P84]+[.P82]+[.P80]+[.P76]+[.P75]+[.P69]+[.P67]+[.P65]+[.P62]+[.P58]+[.P53]+[.P51]+[.P45]+[.P42]+[.P36]+[.P32]+[.P28]+[.P23]+[.P21]+[.P19]+[.P17]+[.P14]+[.P11]+[.P9]+[.P6]" ns41:value-type="float" table:style-name="TL Data" office:value-type="float" office:value="9">
            <text:p>9</text:p>
          </table:table-cell>
          <table:table-cell table:formula="of:=[.Q111]+[.Q109]+[.Q105]+[.Q102]+[.Q99]+[.Q96]+[.Q93]+[.Q89]+[.Q86]+[.Q84]+[.Q82]+[.Q80]+[.Q76]+[.Q75]+[.Q69]+[.Q67]+[.Q65]+[.Q62]+[.Q58]+[.Q53]+[.Q51]+[.Q45]+[.Q42]+[.Q36]+[.Q32]+[.Q28]+[.Q23]+[.Q21]+[.Q19]+[.Q17]+[.Q14]+[.Q11]+[.Q9]+[.Q6]" ns41:value-type="float" table:style-name="TL Data" office:value-type="float" office:value="93">
            <text:p>93</text:p>
          </table:table-cell>
          <table:table-cell table:formula="of:=[.R111]+[.R109]+[.R105]+[.R102]+[.R99]+[.R96]+[.R93]+[.R89]+[.R86]+[.R84]+[.R82]+[.R80]+[.R76]+[.R75]+[.R69]+[.R67]+[.R65]+[.R62]+[.R58]+[.R53]+[.R51]+[.R45]+[.R42]+[.R36]+[.R32]+[.R28]+[.R23]+[.R21]+[.R19]+[.R17]+[.R14]+[.R11]+[.R9]+[.R6]" ns41:value-type="float" table:style-name="TL Data" office:value-type="float" office:value="8">
            <text:p>8</text:p>
          </table:table-cell>
          <table:table-cell table:formula="of:=[.S111]+[.S109]+[.S105]+[.S102]+[.S99]+[.S96]+[.S93]+[.S89]+[.S86]+[.S84]+[.S82]+[.S80]+[.S76]+[.S75]+[.S69]+[.S67]+[.S65]+[.S62]+[.S58]+[.S53]+[.S51]+[.S45]+[.S42]+[.S36]+[.S32]+[.S28]+[.S23]+[.S21]+[.S19]+[.S17]+[.S14]+[.S11]+[.S9]+[.S6]" ns41:value-type="float" table:style-name="TL Data" office:value-type="float" office:value="65">
            <text:p>65</text:p>
          </table:table-cell>
          <table:table-cell table:formula="of:=[.T111]+[.T109]+[.T105]+[.T102]+[.T99]+[.T96]+[.T93]+[.T89]+[.T86]+[.T84]+[.T82]+[.T80]+[.T76]+[.T75]+[.T69]+[.T67]+[.T65]+[.T62]+[.T58]+[.T53]+[.T51]+[.T45]+[.T42]+[.T36]+[.T32]+[.T28]+[.T23]+[.T21]+[.T19]+[.T17]+[.T14]+[.T11]+[.T9]+[.T6]" ns41:value-type="float" table:style-name="TL Data" office:value-type="float" office:value="0">
            <text:p>0</text:p>
          </table:table-cell>
          <table:table-cell table:formula="of:=[.U111]+[.U109]+[.U105]+[.U102]+[.U99]+[.U96]+[.U93]+[.U89]+[.U86]+[.U84]+[.U82]+[.U80]+[.U76]+[.U75]+[.U69]+[.U67]+[.U65]+[.U62]+[.U58]+[.U53]+[.U51]+[.U45]+[.U42]+[.U36]+[.U32]+[.U28]+[.U23]+[.U21]+[.U19]+[.U17]+[.U14]+[.U11]+[.U9]+[.U6]" ns41:value-type="float" table:style-name="TL Data" office:value-type="float" office:value="0">
            <text:p>0</text:p>
          </table:table-cell>
          <table:table-cell table:formula="of:=[.V111]+[.V109]+[.V105]+[.V102]+[.V99]+[.V96]+[.V93]+[.V89]+[.V86]+[.V84]+[.V82]+[.V80]+[.V76]+[.V75]+[.V69]+[.V67]+[.V65]+[.V62]+[.V58]+[.V53]+[.V51]+[.V45]+[.V42]+[.V36]+[.V32]+[.V28]+[.V23]+[.V21]+[.V19]+[.V17]+[.V14]+[.V11]+[.V9]+[.V6]" ns41:value-type="float" table:style-name="TL Data" office:value-type="float" office:value="11">
            <text:p>11</text:p>
          </table:table-cell>
          <table:table-cell table:formula="of:=[.W111]+[.W109]+[.W105]+[.W102]+[.W99]+[.W96]+[.W93]+[.W89]+[.W86]+[.W84]+[.W82]+[.W80]+[.W76]+[.W75]+[.W69]+[.W67]+[.W65]+[.W62]+[.W58]+[.W53]+[.W51]+[.W45]+[.W42]+[.W36]+[.W32]+[.W28]+[.W23]+[.W21]+[.W19]+[.W17]+[.W14]+[.W11]+[.W9]+[.W6]" ns41:value-type="float" table:style-name="TL Data" office:value-type="float" office:value="0">
            <text:p>0</text:p>
          </table:table-cell>
          <table:table-cell table:formula="of:=[.X111]+[.X109]+[.X105]+[.X102]+[.X99]+[.X96]+[.X93]+[.X89]+[.X86]+[.X84]+[.X82]+[.X80]+[.X76]+[.X75]+[.X69]+[.X67]+[.X65]+[.X62]+[.X58]+[.X53]+[.X51]+[.X45]+[.X42]+[.X36]+[.X32]+[.X28]+[.X23]+[.X21]+[.X19]+[.X17]+[.X14]+[.X11]+[.X9]+[.X6]" ns41:value-type="float" table:style-name="TL Data" office:value-type="float" office:value="1">
            <text:p>1</text:p>
          </table:table-cell>
          <table:table-cell table:formula="of:=[.Y111]+[.Y109]+[.Y105]+[.Y102]+[.Y99]+[.Y96]+[.Y93]+[.Y89]+[.Y86]+[.Y84]+[.Y82]+[.Y80]+[.Y76]+[.Y75]+[.Y69]+[.Y67]+[.Y65]+[.Y62]+[.Y58]+[.Y53]+[.Y51]+[.Y45]+[.Y42]+[.Y36]+[.Y32]+[.Y28]+[.Y23]+[.Y21]+[.Y19]+[.Y17]+[.Y14]+[.Y11]+[.Y9]+[.Y6]" ns41:value-type="float" table:style-name="TL Data" office:value-type="float" office:value="251">
            <text:p>25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formula="of:=[.D77]+[.D39]+[.D37]+[.D29]+[.D7]" ns41:value-type="float" table:style-name="TL Data" office:value-type="float" office:value="0">
            <text:p>0</text:p>
          </table:table-cell>
          <table:table-cell table:formula="of:=[.E77]+[.E39]+[.E37]+[.E29]+[.E7]" ns41:value-type="float" table:style-name="TL Data" office:value-type="float" office:value="1">
            <text:p>1</text:p>
          </table:table-cell>
          <table:table-cell table:formula="of:=[.F77]+[.F39]+[.F37]+[.F29]+[.F7]" ns41:value-type="float" table:style-name="TL Data" office:value-type="float" office:value="1">
            <text:p>1</text:p>
          </table:table-cell>
          <table:table-cell table:formula="of:=[.G77]+[.G39]+[.G37]+[.G29]+[.G7]" ns41:value-type="float" table:style-name="TL Data" office:value-type="float" office:value="0">
            <text:p>0</text:p>
          </table:table-cell>
          <table:table-cell table:formula="of:=[.H77]+[.H39]+[.H37]+[.H29]+[.H7]" ns41:value-type="float" table:style-name="TL Data" office:value-type="float" office:value="0">
            <text:p>0</text:p>
          </table:table-cell>
          <table:table-cell table:formula="of:=[.I77]+[.I39]+[.I37]+[.I29]+[.I7]" ns41:value-type="float" table:style-name="TL Data" office:value-type="float" office:value="0">
            <text:p>0</text:p>
          </table:table-cell>
          <table:table-cell table:formula="of:=[.J77]+[.J39]+[.J37]+[.J29]+[.J7]" ns41:value-type="float" table:style-name="TL Data" office:value-type="float" office:value="0">
            <text:p>0</text:p>
          </table:table-cell>
          <table:table-cell table:formula="of:=[.K77]+[.K39]+[.K37]+[.K29]+[.K7]" ns41:value-type="float" table:style-name="TL Data" office:value-type="float" office:value="0">
            <text:p>0</text:p>
          </table:table-cell>
          <table:table-cell table:formula="of:=[.L77]+[.L39]+[.L37]+[.L29]+[.L7]" ns41:value-type="float" table:style-name="TL Data" office:value-type="float" office:value="0">
            <text:p>0</text:p>
          </table:table-cell>
          <table:table-cell table:formula="of:=[.M77]+[.M39]+[.M37]+[.M29]+[.M7]" ns41:value-type="float" table:style-name="TL Data" office:value-type="float" office:value="1">
            <text:p>1</text:p>
          </table:table-cell>
          <table:table-cell table:formula="of:=[.N77]+[.N39]+[.N37]+[.N29]+[.N7]" ns41:value-type="float" table:style-name="TL Data" office:value-type="float" office:value="0">
            <text:p>0</text:p>
          </table:table-cell>
          <table:table-cell table:formula="of:=[.O77]+[.O39]+[.O37]+[.O29]+[.O7]" ns41:value-type="float" table:style-name="TL Data" office:value-type="float" office:value="0">
            <text:p>0</text:p>
          </table:table-cell>
          <table:table-cell table:formula="of:=[.P77]+[.P39]+[.P37]+[.P29]+[.P7]" ns41:value-type="float" table:style-name="TL Data" office:value-type="float" office:value="0">
            <text:p>0</text:p>
          </table:table-cell>
          <table:table-cell table:formula="of:=[.Q77]+[.Q39]+[.Q37]+[.Q29]+[.Q7]" ns41:value-type="float" table:style-name="TL Data" office:value-type="float" office:value="1">
            <text:p>1</text:p>
          </table:table-cell>
          <table:table-cell table:formula="of:=[.R77]+[.R39]+[.R37]+[.R29]+[.R7]" ns41:value-type="float" table:style-name="TL Data" office:value-type="float" office:value="0">
            <text:p>0</text:p>
          </table:table-cell>
          <table:table-cell table:formula="of:=[.S77]+[.S39]+[.S37]+[.S29]+[.S7]" ns41:value-type="float" table:style-name="TL Data" office:value-type="float" office:value="11">
            <text:p>11</text:p>
          </table:table-cell>
          <table:table-cell table:formula="of:=[.T77]+[.T39]+[.T37]+[.T29]+[.T7]" ns41:value-type="float" table:style-name="TL Data" office:value-type="float" office:value="0">
            <text:p>0</text:p>
          </table:table-cell>
          <table:table-cell table:formula="of:=[.U77]+[.U39]+[.U37]+[.U29]+[.U7]" ns41:value-type="float" table:style-name="TL Data" office:value-type="float" office:value="0">
            <text:p>0</text:p>
          </table:table-cell>
          <table:table-cell table:formula="of:=[.V77]+[.V39]+[.V37]+[.V29]+[.V7]" ns41:value-type="float" table:style-name="TL Data" office:value-type="float" office:value="0">
            <text:p>0</text:p>
          </table:table-cell>
          <table:table-cell table:formula="of:=[.W77]+[.W39]+[.W37]+[.W29]+[.W7]" ns41:value-type="float" table:style-name="TL Data" office:value-type="float" office:value="0">
            <text:p>0</text:p>
          </table:table-cell>
          <table:table-cell table:formula="of:=[.X77]+[.X39]+[.X37]+[.X29]+[.X7]" ns41:value-type="float" table:style-name="TL Data" office:value-type="float" office:value="0">
            <text:p>0</text:p>
          </table:table-cell>
          <table:table-cell table:formula="of:=[.Y77]+[.Y39]+[.Y37]+[.Y29]+[.Y7]" ns41:value-type="float" table:style-name="TL Data" office:value-type="float" office:value="15">
            <text:p>1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formula="of:=[.D94]+[.D90]+[.D73]+[.D59]+[.D56]+[.D48]+[.D46]+[.D33]+[.D30]+[.D26]+[.D12]" ns41:value-type="float" table:style-name="TL Data" office:value-type="float" office:value="0">
            <text:p>0</text:p>
          </table:table-cell>
          <table:table-cell table:formula="of:=[.E94]+[.E90]+[.E73]+[.E59]+[.E56]+[.E48]+[.E46]+[.E33]+[.E30]+[.E26]+[.E12]" ns41:value-type="float" table:style-name="TL Data" office:value-type="float" office:value="0">
            <text:p>0</text:p>
          </table:table-cell>
          <table:table-cell table:formula="of:=[.F94]+[.F90]+[.F73]+[.F59]+[.F56]+[.F48]+[.F46]+[.F33]+[.F30]+[.F26]+[.F12]" ns41:value-type="float" table:style-name="TL Data" office:value-type="float" office:value="0">
            <text:p>0</text:p>
          </table:table-cell>
          <table:table-cell table:formula="of:=[.G94]+[.G90]+[.G73]+[.G59]+[.G56]+[.G48]+[.G46]+[.G33]+[.G30]+[.G26]+[.G12]" ns41:value-type="float" table:style-name="TL Data" office:value-type="float" office:value="0">
            <text:p>0</text:p>
          </table:table-cell>
          <table:table-cell table:formula="of:=[.H94]+[.H90]+[.H73]+[.H59]+[.H56]+[.H48]+[.H46]+[.H33]+[.H30]+[.H26]+[.H12]" ns41:value-type="float" table:style-name="TL Data" office:value-type="float" office:value="0">
            <text:p>0</text:p>
          </table:table-cell>
          <table:table-cell table:formula="of:=[.I94]+[.I90]+[.I73]+[.I59]+[.I56]+[.I48]+[.I46]+[.I33]+[.I30]+[.I26]+[.I12]" ns41:value-type="float" table:style-name="TL Data" office:value-type="float" office:value="0">
            <text:p>0</text:p>
          </table:table-cell>
          <table:table-cell table:formula="of:=[.J94]+[.J90]+[.J73]+[.J59]+[.J56]+[.J48]+[.J46]+[.J33]+[.J30]+[.J26]+[.J12]" ns41:value-type="float" table:style-name="TL Data" office:value-type="float" office:value="0">
            <text:p>0</text:p>
          </table:table-cell>
          <table:table-cell table:formula="of:=[.K94]+[.K90]+[.K73]+[.K59]+[.K56]+[.K48]+[.K46]+[.K33]+[.K30]+[.K26]+[.K12]" ns41:value-type="float" table:style-name="TL Data" office:value-type="float" office:value="0">
            <text:p>0</text:p>
          </table:table-cell>
          <table:table-cell table:formula="of:=[.L94]+[.L90]+[.L73]+[.L59]+[.L56]+[.L48]+[.L46]+[.L33]+[.L30]+[.L26]+[.L12]" ns41:value-type="float" table:style-name="TL Data" office:value-type="float" office:value="2">
            <text:p>2</text:p>
          </table:table-cell>
          <table:table-cell table:formula="of:=[.M94]+[.M90]+[.M73]+[.M59]+[.M56]+[.M48]+[.M46]+[.M33]+[.M30]+[.M26]+[.M12]" ns41:value-type="float" table:style-name="TL Data" office:value-type="float" office:value="1">
            <text:p>1</text:p>
          </table:table-cell>
          <table:table-cell table:formula="of:=[.N94]+[.N90]+[.N73]+[.N59]+[.N56]+[.N48]+[.N46]+[.N33]+[.N30]+[.N26]+[.N12]" ns41:value-type="float" table:style-name="TL Data" office:value-type="float" office:value="0">
            <text:p>0</text:p>
          </table:table-cell>
          <table:table-cell table:formula="of:=[.O94]+[.O90]+[.O73]+[.O59]+[.O56]+[.O48]+[.O46]+[.O33]+[.O30]+[.O26]+[.O12]" ns41:value-type="float" table:style-name="TL Data" office:value-type="float" office:value="0">
            <text:p>0</text:p>
          </table:table-cell>
          <table:table-cell table:formula="of:=[.P94]+[.P90]+[.P73]+[.P59]+[.P56]+[.P48]+[.P46]+[.P33]+[.P30]+[.P26]+[.P12]" ns41:value-type="float" table:style-name="TL Data" office:value-type="float" office:value="0">
            <text:p>0</text:p>
          </table:table-cell>
          <table:table-cell table:formula="of:=[.Q94]+[.Q90]+[.Q73]+[.Q59]+[.Q56]+[.Q48]+[.Q46]+[.Q33]+[.Q30]+[.Q26]+[.Q12]" ns41:value-type="float" table:style-name="TL Data" office:value-type="float" office:value="0">
            <text:p>0</text:p>
          </table:table-cell>
          <table:table-cell table:formula="of:=[.R94]+[.R90]+[.R73]+[.R59]+[.R56]+[.R48]+[.R46]+[.R33]+[.R30]+[.R26]+[.R12]" ns41:value-type="float" table:style-name="TL Data" office:value-type="float" office:value="0">
            <text:p>0</text:p>
          </table:table-cell>
          <table:table-cell table:formula="of:=[.S94]+[.S90]+[.S73]+[.S59]+[.S56]+[.S48]+[.S46]+[.S33]+[.S30]+[.S26]+[.S12]" ns41:value-type="float" table:style-name="TL Data" office:value-type="float" office:value="14">
            <text:p>14</text:p>
          </table:table-cell>
          <table:table-cell table:formula="of:=[.T94]+[.T90]+[.T73]+[.T59]+[.T56]+[.T48]+[.T46]+[.T33]+[.T30]+[.T26]+[.T12]" ns41:value-type="float" table:style-name="TL Data" office:value-type="float" office:value="1">
            <text:p>1</text:p>
          </table:table-cell>
          <table:table-cell table:formula="of:=[.U94]+[.U90]+[.U73]+[.U59]+[.U56]+[.U48]+[.U46]+[.U33]+[.U30]+[.U26]+[.U12]" ns41:value-type="float" table:style-name="TL Data" office:value-type="float" office:value="0">
            <text:p>0</text:p>
          </table:table-cell>
          <table:table-cell table:formula="of:=[.V94]+[.V90]+[.V73]+[.V59]+[.V56]+[.V48]+[.V46]+[.V33]+[.V30]+[.V26]+[.V12]" ns41:value-type="float" table:style-name="TL Data" office:value-type="float" office:value="1">
            <text:p>1</text:p>
          </table:table-cell>
          <table:table-cell table:formula="of:=[.W94]+[.W90]+[.W73]+[.W59]+[.W56]+[.W48]+[.W46]+[.W33]+[.W30]+[.W26]+[.W12]" ns41:value-type="float" table:style-name="TL Data" office:value-type="float" office:value="0">
            <text:p>0</text:p>
          </table:table-cell>
          <table:table-cell table:formula="of:=[.X94]+[.X90]+[.X73]+[.X59]+[.X56]+[.X48]+[.X46]+[.X33]+[.X30]+[.X26]+[.X12]" ns41:value-type="float" table:style-name="TL Data" office:value-type="float" office:value="0">
            <text:p>0</text:p>
          </table:table-cell>
          <table:table-cell table:formula="of:=[.Y94]+[.Y90]+[.Y73]+[.Y59]+[.Y56]+[.Y48]+[.Y46]+[.Y33]+[.Y30]+[.Y26]+[.Y12]" ns41:value-type="float" table:style-name="TL Data" office:value-type="float" office:value="19">
            <text:p>19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formula="of:=[.D112]+[.D110]+[.D107]+[.D106]+[.D104]+[.D103]+[.D101]+[.D100]+[.D98]+[.D97]+[.D95]+[.D92]+[.D91]+[.D88]+[.D87]+[.D85]+[.D83]+[.D81]+[.D79]+[.D78]+[.D74]+[.D72]+[.D71]+[.D70]+[.D68]+[.D66]+[.D64]+[.D63]+[.D61]+[.D60]+[.D57]+[.D55]+[.D54]+[.D52]+[.D50]+[.D49]+[.D47]+[.D44]+[.D41]+[.D40]+[.D38]+[.D35]+[.D34]+[.D31]+[.D27]+[.D25]+[.D24]+[.D22]+[.D20]+[.D18]+[.D16]+[.D15]+[.D13]+[.D10]+[.D8]" ns41:value-type="float" table:style-name="TL Data" office:value-type="float" office:value="0">
            <text:p>0</text:p>
          </table:table-cell>
          <table:table-cell table:formula="of:=[.E112]+[.E110]+[.E107]+[.E106]+[.E104]+[.E103]+[.E101]+[.E100]+[.E98]+[.E97]+[.E95]+[.E92]+[.E91]+[.E88]+[.E87]+[.E85]+[.E83]+[.E81]+[.E79]+[.E78]+[.E74]+[.E72]+[.E71]+[.E70]+[.E68]+[.E66]+[.E64]+[.E63]+[.E61]+[.E60]+[.E57]+[.E55]+[.E54]+[.E52]+[.E50]+[.E49]+[.E47]+[.E44]+[.E41]+[.E40]+[.E38]+[.E35]+[.E34]+[.E31]+[.E27]+[.E25]+[.E24]+[.E22]+[.E20]+[.E18]+[.E16]+[.E15]+[.E13]+[.E10]+[.E8]" ns41:value-type="float" table:style-name="TL Data" office:value-type="float" office:value="0">
            <text:p>0</text:p>
          </table:table-cell>
          <table:table-cell table:formula="of:=[.F112]+[.F110]+[.F107]+[.F106]+[.F104]+[.F103]+[.F101]+[.F100]+[.F98]+[.F97]+[.F95]+[.F92]+[.F91]+[.F88]+[.F87]+[.F85]+[.F83]+[.F81]+[.F79]+[.F78]+[.F74]+[.F72]+[.F71]+[.F70]+[.F68]+[.F66]+[.F64]+[.F63]+[.F61]+[.F60]+[.F57]+[.F55]+[.F54]+[.F52]+[.F50]+[.F49]+[.F47]+[.F44]+[.F41]+[.F40]+[.F38]+[.F35]+[.F34]+[.F31]+[.F27]+[.F25]+[.F24]+[.F22]+[.F20]+[.F18]+[.F16]+[.F15]+[.F13]+[.F10]+[.F8]" ns41:value-type="float" table:style-name="TL Data" office:value-type="float" office:value="0">
            <text:p>0</text:p>
          </table:table-cell>
          <table:table-cell table:formula="of:=[.G112]+[.G110]+[.G107]+[.G106]+[.G104]+[.G103]+[.G101]+[.G100]+[.G98]+[.G97]+[.G95]+[.G92]+[.G91]+[.G88]+[.G87]+[.G85]+[.G83]+[.G81]+[.G79]+[.G78]+[.G74]+[.G72]+[.G71]+[.G70]+[.G68]+[.G66]+[.G64]+[.G63]+[.G61]+[.G60]+[.G57]+[.G55]+[.G54]+[.G52]+[.G50]+[.G49]+[.G47]+[.G44]+[.G41]+[.G40]+[.G38]+[.G35]+[.G34]+[.G31]+[.G27]+[.G25]+[.G24]+[.G22]+[.G20]+[.G18]+[.G16]+[.G15]+[.G13]+[.G10]+[.G8]" ns41:value-type="float" table:style-name="TL Data" office:value-type="float" office:value="0">
            <text:p>0</text:p>
          </table:table-cell>
          <table:table-cell table:formula="of:=[.H112]+[.H110]+[.H107]+[.H106]+[.H104]+[.H103]+[.H101]+[.H100]+[.H98]+[.H97]+[.H95]+[.H92]+[.H91]+[.H88]+[.H87]+[.H85]+[.H83]+[.H81]+[.H79]+[.H78]+[.H74]+[.H72]+[.H71]+[.H70]+[.H68]+[.H66]+[.H64]+[.H63]+[.H61]+[.H60]+[.H57]+[.H55]+[.H54]+[.H52]+[.H50]+[.H49]+[.H47]+[.H44]+[.H41]+[.H40]+[.H38]+[.H35]+[.H34]+[.H31]+[.H27]+[.H25]+[.H24]+[.H22]+[.H20]+[.H18]+[.H16]+[.H15]+[.H13]+[.H10]+[.H8]" ns41:value-type="float" table:style-name="TL Data" office:value-type="float" office:value="8">
            <text:p>8</text:p>
          </table:table-cell>
          <table:table-cell table:formula="of:=[.I112]+[.I110]+[.I107]+[.I106]+[.I104]+[.I103]+[.I101]+[.I100]+[.I98]+[.I97]+[.I95]+[.I92]+[.I91]+[.I88]+[.I87]+[.I85]+[.I83]+[.I81]+[.I79]+[.I78]+[.I74]+[.I72]+[.I71]+[.I70]+[.I68]+[.I66]+[.I64]+[.I63]+[.I61]+[.I60]+[.I57]+[.I55]+[.I54]+[.I52]+[.I50]+[.I49]+[.I47]+[.I44]+[.I41]+[.I40]+[.I38]+[.I35]+[.I34]+[.I31]+[.I27]+[.I25]+[.I24]+[.I22]+[.I20]+[.I18]+[.I16]+[.I15]+[.I13]+[.I10]+[.I8]" ns41:value-type="float" table:style-name="TL Data" office:value-type="float" office:value="0">
            <text:p>0</text:p>
          </table:table-cell>
          <table:table-cell table:formula="of:=[.J112]+[.J110]+[.J107]+[.J106]+[.J104]+[.J103]+[.J101]+[.J100]+[.J98]+[.J97]+[.J95]+[.J92]+[.J91]+[.J88]+[.J87]+[.J85]+[.J83]+[.J81]+[.J79]+[.J78]+[.J74]+[.J72]+[.J71]+[.J70]+[.J68]+[.J66]+[.J64]+[.J63]+[.J61]+[.J60]+[.J57]+[.J55]+[.J54]+[.J52]+[.J50]+[.J49]+[.J47]+[.J44]+[.J41]+[.J40]+[.J38]+[.J35]+[.J34]+[.J31]+[.J27]+[.J25]+[.J24]+[.J22]+[.J20]+[.J18]+[.J16]+[.J15]+[.J13]+[.J10]+[.J8]" ns41:value-type="float" table:style-name="TL Data" office:value-type="float" office:value="0">
            <text:p>0</text:p>
          </table:table-cell>
          <table:table-cell table:formula="of:=[.K112]+[.K110]+[.K107]+[.K106]+[.K104]+[.K103]+[.K101]+[.K100]+[.K98]+[.K97]+[.K95]+[.K92]+[.K91]+[.K88]+[.K87]+[.K85]+[.K83]+[.K81]+[.K79]+[.K78]+[.K74]+[.K72]+[.K71]+[.K70]+[.K68]+[.K66]+[.K64]+[.K63]+[.K61]+[.K60]+[.K57]+[.K55]+[.K54]+[.K52]+[.K50]+[.K49]+[.K47]+[.K44]+[.K41]+[.K40]+[.K38]+[.K35]+[.K34]+[.K31]+[.K27]+[.K25]+[.K24]+[.K22]+[.K20]+[.K18]+[.K16]+[.K15]+[.K13]+[.K10]+[.K8]" ns41:value-type="float" table:style-name="TL Data" office:value-type="float" office:value="0">
            <text:p>0</text:p>
          </table:table-cell>
          <table:table-cell table:formula="of:=[.L112]+[.L110]+[.L107]+[.L106]+[.L104]+[.L103]+[.L101]+[.L100]+[.L98]+[.L97]+[.L95]+[.L92]+[.L91]+[.L88]+[.L87]+[.L85]+[.L83]+[.L81]+[.L79]+[.L78]+[.L74]+[.L72]+[.L71]+[.L70]+[.L68]+[.L66]+[.L64]+[.L63]+[.L61]+[.L60]+[.L57]+[.L55]+[.L54]+[.L52]+[.L50]+[.L49]+[.L47]+[.L44]+[.L41]+[.L40]+[.L38]+[.L35]+[.L34]+[.L31]+[.L27]+[.L25]+[.L24]+[.L22]+[.L20]+[.L18]+[.L16]+[.L15]+[.L13]+[.L10]+[.L8]" ns41:value-type="float" table:style-name="TL Data" office:value-type="float" office:value="16">
            <text:p>16</text:p>
          </table:table-cell>
          <table:table-cell table:formula="of:=[.M112]+[.M110]+[.M107]+[.M106]+[.M104]+[.M103]+[.M101]+[.M100]+[.M98]+[.M97]+[.M95]+[.M92]+[.M91]+[.M88]+[.M87]+[.M85]+[.M83]+[.M81]+[.M79]+[.M78]+[.M74]+[.M72]+[.M71]+[.M70]+[.M68]+[.M66]+[.M64]+[.M63]+[.M61]+[.M60]+[.M57]+[.M55]+[.M54]+[.M52]+[.M50]+[.M49]+[.M47]+[.M44]+[.M41]+[.M40]+[.M38]+[.M35]+[.M34]+[.M31]+[.M27]+[.M25]+[.M24]+[.M22]+[.M20]+[.M18]+[.M16]+[.M15]+[.M13]+[.M10]+[.M8]" ns41:value-type="float" table:style-name="TL Data" office:value-type="float" office:value="0">
            <text:p>0</text:p>
          </table:table-cell>
          <table:table-cell table:formula="of:=[.N112]+[.N110]+[.N107]+[.N106]+[.N104]+[.N103]+[.N101]+[.N100]+[.N98]+[.N97]+[.N95]+[.N92]+[.N91]+[.N88]+[.N87]+[.N85]+[.N83]+[.N81]+[.N79]+[.N78]+[.N74]+[.N72]+[.N71]+[.N70]+[.N68]+[.N66]+[.N64]+[.N63]+[.N61]+[.N60]+[.N57]+[.N55]+[.N54]+[.N52]+[.N50]+[.N49]+[.N47]+[.N44]+[.N41]+[.N40]+[.N38]+[.N35]+[.N34]+[.N31]+[.N27]+[.N25]+[.N24]+[.N22]+[.N20]+[.N18]+[.N16]+[.N15]+[.N13]+[.N10]+[.N8]" ns41:value-type="float" table:style-name="TL Data" office:value-type="float" office:value="0">
            <text:p>0</text:p>
          </table:table-cell>
          <table:table-cell table:formula="of:=[.O112]+[.O110]+[.O107]+[.O106]+[.O104]+[.O103]+[.O101]+[.O100]+[.O98]+[.O97]+[.O95]+[.O92]+[.O91]+[.O88]+[.O87]+[.O85]+[.O83]+[.O81]+[.O79]+[.O78]+[.O74]+[.O72]+[.O71]+[.O70]+[.O68]+[.O66]+[.O64]+[.O63]+[.O61]+[.O60]+[.O57]+[.O55]+[.O54]+[.O52]+[.O50]+[.O49]+[.O47]+[.O44]+[.O41]+[.O40]+[.O38]+[.O35]+[.O34]+[.O31]+[.O27]+[.O25]+[.O24]+[.O22]+[.O20]+[.O18]+[.O16]+[.O15]+[.O13]+[.O10]+[.O8]" ns41:value-type="float" table:style-name="TL Data" office:value-type="float" office:value="0">
            <text:p>0</text:p>
          </table:table-cell>
          <table:table-cell table:formula="of:=[.P112]+[.P110]+[.P107]+[.P106]+[.P104]+[.P103]+[.P101]+[.P100]+[.P98]+[.P97]+[.P95]+[.P92]+[.P91]+[.P88]+[.P87]+[.P85]+[.P83]+[.P81]+[.P79]+[.P78]+[.P74]+[.P72]+[.P71]+[.P70]+[.P68]+[.P66]+[.P64]+[.P63]+[.P61]+[.P60]+[.P57]+[.P55]+[.P54]+[.P52]+[.P50]+[.P49]+[.P47]+[.P44]+[.P41]+[.P40]+[.P38]+[.P35]+[.P34]+[.P31]+[.P27]+[.P25]+[.P24]+[.P22]+[.P20]+[.P18]+[.P16]+[.P15]+[.P13]+[.P10]+[.P8]" ns41:value-type="float" table:style-name="TL Data" office:value-type="float" office:value="0">
            <text:p>0</text:p>
          </table:table-cell>
          <table:table-cell table:formula="of:=[.Q112]+[.Q110]+[.Q107]+[.Q106]+[.Q104]+[.Q103]+[.Q101]+[.Q100]+[.Q98]+[.Q97]+[.Q95]+[.Q92]+[.Q91]+[.Q88]+[.Q87]+[.Q85]+[.Q83]+[.Q81]+[.Q79]+[.Q78]+[.Q74]+[.Q72]+[.Q71]+[.Q70]+[.Q68]+[.Q66]+[.Q64]+[.Q63]+[.Q61]+[.Q60]+[.Q57]+[.Q55]+[.Q54]+[.Q52]+[.Q50]+[.Q49]+[.Q47]+[.Q44]+[.Q41]+[.Q40]+[.Q38]+[.Q35]+[.Q34]+[.Q31]+[.Q27]+[.Q25]+[.Q24]+[.Q22]+[.Q20]+[.Q18]+[.Q16]+[.Q15]+[.Q13]+[.Q10]+[.Q8]" ns41:value-type="float" table:style-name="TL Data" office:value-type="float" office:value="0">
            <text:p>0</text:p>
          </table:table-cell>
          <table:table-cell table:formula="of:=[.R112]+[.R110]+[.R107]+[.R106]+[.R104]+[.R103]+[.R101]+[.R100]+[.R98]+[.R97]+[.R95]+[.R92]+[.R91]+[.R88]+[.R87]+[.R85]+[.R83]+[.R81]+[.R79]+[.R78]+[.R74]+[.R72]+[.R71]+[.R70]+[.R68]+[.R66]+[.R64]+[.R63]+[.R61]+[.R60]+[.R57]+[.R55]+[.R54]+[.R52]+[.R50]+[.R49]+[.R47]+[.R44]+[.R41]+[.R40]+[.R38]+[.R35]+[.R34]+[.R31]+[.R27]+[.R25]+[.R24]+[.R22]+[.R20]+[.R18]+[.R16]+[.R15]+[.R13]+[.R10]+[.R8]" ns41:value-type="float" table:style-name="TL Data" office:value-type="float" office:value="2">
            <text:p>2</text:p>
          </table:table-cell>
          <table:table-cell table:formula="of:=[.S112]+[.S110]+[.S107]+[.S106]+[.S104]+[.S103]+[.S101]+[.S100]+[.S98]+[.S97]+[.S95]+[.S92]+[.S91]+[.S88]+[.S87]+[.S85]+[.S83]+[.S81]+[.S79]+[.S78]+[.S74]+[.S72]+[.S71]+[.S70]+[.S68]+[.S66]+[.S64]+[.S63]+[.S61]+[.S60]+[.S57]+[.S55]+[.S54]+[.S52]+[.S50]+[.S49]+[.S47]+[.S44]+[.S41]+[.S40]+[.S38]+[.S35]+[.S34]+[.S31]+[.S27]+[.S25]+[.S24]+[.S22]+[.S20]+[.S18]+[.S16]+[.S15]+[.S13]+[.S10]+[.S8]" ns41:value-type="float" table:style-name="TL Data" office:value-type="float" office:value="158">
            <office:annotation draw:style-name="gr1" svg:height="1.883cm" draw:caption-point-y="1.512cm" svg:width="3.196cm" svg:x="37.733cm" draw:caption-point-x="-1.674cm" svg:y="53.277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61</text:span></text:p>
            </office:annotation>
            <text:p>158</text:p>
          </table:table-cell>
          <table:table-cell table:formula="of:=[.T112]+[.T110]+[.T107]+[.T106]+[.T104]+[.T103]+[.T101]+[.T100]+[.T98]+[.T97]+[.T95]+[.T92]+[.T91]+[.T88]+[.T87]+[.T85]+[.T83]+[.T81]+[.T79]+[.T78]+[.T74]+[.T72]+[.T71]+[.T70]+[.T68]+[.T66]+[.T64]+[.T63]+[.T61]+[.T60]+[.T57]+[.T55]+[.T54]+[.T52]+[.T50]+[.T49]+[.T47]+[.T44]+[.T41]+[.T40]+[.T38]+[.T35]+[.T34]+[.T31]+[.T27]+[.T25]+[.T24]+[.T22]+[.T20]+[.T18]+[.T16]+[.T15]+[.T13]+[.T10]+[.T8]" ns41:value-type="float" table:style-name="TL Data" office:value-type="float" office:value="2">
            <text:p>2</text:p>
          </table:table-cell>
          <table:table-cell table:formula="of:=[.U112]+[.U110]+[.U107]+[.U106]+[.U104]+[.U103]+[.U101]+[.U100]+[.U98]+[.U97]+[.U95]+[.U92]+[.U91]+[.U88]+[.U87]+[.U85]+[.U83]+[.U81]+[.U79]+[.U78]+[.U74]+[.U72]+[.U71]+[.U70]+[.U68]+[.U66]+[.U64]+[.U63]+[.U61]+[.U60]+[.U57]+[.U55]+[.U54]+[.U52]+[.U50]+[.U49]+[.U47]+[.U44]+[.U41]+[.U40]+[.U38]+[.U35]+[.U34]+[.U31]+[.U27]+[.U25]+[.U24]+[.U22]+[.U20]+[.U18]+[.U16]+[.U15]+[.U13]+[.U10]+[.U8]" ns41:value-type="float" table:style-name="TL Data" office:value-type="float" office:value="0">
            <text:p>0</text:p>
          </table:table-cell>
          <table:table-cell table:formula="of:=[.V112]+[.V110]+[.V107]+[.V106]+[.V104]+[.V103]+[.V101]+[.V100]+[.V98]+[.V97]+[.V95]+[.V92]+[.V91]+[.V88]+[.V87]+[.V85]+[.V83]+[.V81]+[.V79]+[.V78]+[.V74]+[.V72]+[.V71]+[.V70]+[.V68]+[.V66]+[.V64]+[.V63]+[.V61]+[.V60]+[.V57]+[.V55]+[.V54]+[.V52]+[.V50]+[.V49]+[.V47]+[.V44]+[.V41]+[.V40]+[.V38]+[.V35]+[.V34]+[.V31]+[.V27]+[.V25]+[.V24]+[.V22]+[.V20]+[.V18]+[.V16]+[.V15]+[.V13]+[.V10]+[.V8]" ns41:value-type="float" table:style-name="TL Data" office:value-type="float" office:value="2">
            <text:p>2</text:p>
          </table:table-cell>
          <table:table-cell table:formula="of:=[.W112]+[.W110]+[.W107]+[.W106]+[.W104]+[.W103]+[.W101]+[.W100]+[.W98]+[.W97]+[.W95]+[.W92]+[.W91]+[.W88]+[.W87]+[.W85]+[.W83]+[.W81]+[.W79]+[.W78]+[.W74]+[.W72]+[.W71]+[.W70]+[.W68]+[.W66]+[.W64]+[.W63]+[.W61]+[.W60]+[.W57]+[.W55]+[.W54]+[.W52]+[.W50]+[.W49]+[.W47]+[.W44]+[.W41]+[.W40]+[.W38]+[.W35]+[.W34]+[.W31]+[.W27]+[.W25]+[.W24]+[.W22]+[.W20]+[.W18]+[.W16]+[.W15]+[.W13]+[.W10]+[.W8]" ns41:value-type="float" table:style-name="TL Data" office:value-type="float" office:value="0">
            <text:p>0</text:p>
          </table:table-cell>
          <table:table-cell table:formula="of:=[.X112]+[.X110]+[.X107]+[.X106]+[.X104]+[.X103]+[.X101]+[.X100]+[.X98]+[.X97]+[.X95]+[.X92]+[.X91]+[.X88]+[.X87]+[.X85]+[.X83]+[.X81]+[.X79]+[.X78]+[.X74]+[.X72]+[.X71]+[.X70]+[.X68]+[.X66]+[.X64]+[.X63]+[.X61]+[.X60]+[.X57]+[.X55]+[.X54]+[.X52]+[.X50]+[.X49]+[.X47]+[.X44]+[.X41]+[.X40]+[.X38]+[.X35]+[.X34]+[.X31]+[.X27]+[.X25]+[.X24]+[.X22]+[.X20]+[.X18]+[.X16]+[.X15]+[.X13]+[.X10]+[.X8]" ns41:value-type="float" table:style-name="TL Data" office:value-type="float" office:value="8">
            <text:p>8</text:p>
          </table:table-cell>
          <table:table-cell table:formula="of:=[.Y112]+[.Y110]+[.Y107]+[.Y106]+[.Y104]+[.Y103]+[.Y101]+[.Y100]+[.Y98]+[.Y97]+[.Y95]+[.Y92]+[.Y91]+[.Y88]+[.Y87]+[.Y85]+[.Y83]+[.Y81]+[.Y79]+[.Y78]+[.Y74]+[.Y72]+[.Y71]+[.Y70]+[.Y68]+[.Y66]+[.Y64]+[.Y63]+[.Y61]+[.Y60]+[.Y57]+[.Y55]+[.Y54]+[.Y52]+[.Y50]+[.Y49]+[.Y47]+[.Y44]+[.Y41]+[.Y40]+[.Y38]+[.Y35]+[.Y34]+[.Y31]+[.Y27]+[.Y25]+[.Y24]+[.Y22]+[.Y20]+[.Y18]+[.Y16]+[.Y15]+[.Y13]+[.Y10]+[.Y8]" ns41:value-type="float" table:style-name="TL Data" office:value-type="float" office:value="196">
            <office:annotation draw:style-name="gr1" svg:height="1.883cm" draw:caption-point-y="1.512cm" svg:width="3.22cm" svg:x="48.249cm" draw:caption-point-x="-1.578cm" svg:y="53.277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99</text:span></text:p>
            </office:annotation>
            <text:p>19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style-name="ce5" table:number-columns-repeated="993"/>
        </table:table-row>
        <table:table-row table:style-name="ro1">
          <table:table-cell ns41:value-type="string" table:style-name="TL HRowHeader" office:value-type="string">
            <text:p>Algemene totaal</text:p>
          </table:table-cell>
          <table:table-cell table:style-name="TL HRowHeader"/>
          <table:table-cell table:style-name="ce24"/>
          <table:table-cell table:formula="of:=[.D113]+[.D114]+[.D115]+[.D116]" ns41:value-type="float" table:style-name="TL Data" office:value-type="float" office:value="16">
            <text:p>16</text:p>
          </table:table-cell>
          <table:table-cell table:formula="of:=[.E113]+[.E114]+[.E115]+[.E116]" ns41:value-type="float" table:style-name="TL Data" office:value-type="float" office:value="5">
            <text:p>5</text:p>
          </table:table-cell>
          <table:table-cell table:formula="of:=[.F113]+[.F114]+[.F115]+[.F116]" ns41:value-type="float" table:style-name="TL Data" office:value-type="float" office:value="2">
            <text:p>2</text:p>
          </table:table-cell>
          <table:table-cell table:formula="of:=[.G113]+[.G114]+[.G115]+[.G116]" ns41:value-type="float" table:style-name="TL Data" office:value-type="float" office:value="2">
            <text:p>2</text:p>
          </table:table-cell>
          <table:table-cell table:formula="of:=[.H113]+[.H114]+[.H115]+[.H116]" ns41:value-type="float" table:style-name="TL Data" office:value-type="float" office:value="22">
            <text:p>22</text:p>
          </table:table-cell>
          <table:table-cell table:formula="of:=[.I113]+[.I114]+[.I115]+[.I116]" ns41:value-type="float" table:style-name="TL Data" office:value-type="float" office:value="8">
            <text:p>8</text:p>
          </table:table-cell>
          <table:table-cell table:formula="of:=[.J113]+[.J114]+[.J115]+[.J116]" ns41:value-type="float" table:style-name="TL Data" office:value-type="float" office:value="0">
            <text:p>0</text:p>
          </table:table-cell>
          <table:table-cell table:formula="of:=[.K113]+[.K114]+[.K115]+[.K116]" ns41:value-type="float" table:style-name="TL Data" office:value-type="float" office:value="1">
            <text:p>1</text:p>
          </table:table-cell>
          <table:table-cell table:formula="of:=[.L113]+[.L114]+[.L115]+[.L116]" ns41:value-type="float" table:style-name="TL Data" office:value-type="float" office:value="18">
            <text:p>18</text:p>
          </table:table-cell>
          <table:table-cell table:formula="of:=[.M113]+[.M114]+[.M115]+[.M116]" ns41:value-type="float" table:style-name="TL Data" office:value-type="float" office:value="17">
            <text:p>17</text:p>
          </table:table-cell>
          <table:table-cell table:formula="of:=[.N113]+[.N114]+[.N115]+[.N116]" ns41:value-type="float" table:style-name="TL Data" office:value-type="float" office:value="2">
            <text:p>2</text:p>
          </table:table-cell>
          <table:table-cell table:formula="of:=[.O113]+[.O114]+[.O115]+[.O116]" ns41:value-type="float" table:style-name="TL Data" office:value-type="float" office:value="1">
            <text:p>1</text:p>
          </table:table-cell>
          <table:table-cell table:formula="of:=[.P113]+[.P114]+[.P115]+[.P116]" ns41:value-type="float" table:style-name="TL Data" office:value-type="float" office:value="9">
            <text:p>9</text:p>
          </table:table-cell>
          <table:table-cell table:formula="of:=[.Q113]+[.Q114]+[.Q115]+[.Q116]" ns41:value-type="float" table:style-name="TL Data" office:value-type="float" office:value="94">
            <text:p>94</text:p>
          </table:table-cell>
          <table:table-cell table:formula="of:=[.R113]+[.R114]+[.R115]+[.R116]" ns41:value-type="float" table:style-name="TL Data" office:value-type="float" office:value="10">
            <text:p>10</text:p>
          </table:table-cell>
          <table:table-cell table:formula="of:=[.S113]+[.S114]+[.S115]+[.S116]" ns41:value-type="float" table:style-name="TL Data" office:value-type="float" office:value="248">
            <office:annotation draw:style-name="gr1" svg:height="1.969cm" draw:caption-point-y="1.513cm" svg:width="3.196cm" svg:x="37.733cm" draw:caption-point-x="-1.674cm" svg:y="53.74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51</text:span></text:p>
            </office:annotation>
            <text:p>248</text:p>
          </table:table-cell>
          <table:table-cell table:formula="of:=[.T113]+[.T114]+[.T115]+[.T116]" ns41:value-type="float" table:style-name="TL Data" office:value-type="float" office:value="3">
            <text:p>3</text:p>
          </table:table-cell>
          <table:table-cell table:formula="of:=[.U113]+[.U114]+[.U115]+[.U116]" ns41:value-type="float" table:style-name="TL Data" office:value-type="float" office:value="0">
            <text:p>0</text:p>
          </table:table-cell>
          <table:table-cell table:formula="of:=[.V113]+[.V114]+[.V115]+[.V116]" ns41:value-type="float" table:style-name="TL Data" office:value-type="float" office:value="14">
            <text:p>14</text:p>
          </table:table-cell>
          <table:table-cell table:formula="of:=[.W113]+[.W114]+[.W115]+[.W116]" ns41:value-type="float" table:style-name="TL Data" office:value-type="float" office:value="0">
            <text:p>0</text:p>
          </table:table-cell>
          <table:table-cell table:formula="of:=[.X113]+[.X114]+[.X115]+[.X116]" ns41:value-type="float" table:style-name="TL Data" office:value-type="float" office:value="9">
            <text:p>9</text:p>
          </table:table-cell>
          <table:table-cell table:formula="of:=SUM([.Y6:.Y112])" ns41:value-type="float" table:style-name="TL Data" office:value-type="float" office:value="484">
            <office:annotation draw:style-name="gr1" svg:height="1.969cm" draw:caption-point-y="1.513cm" svg:width="3.22cm" svg:x="48.249cm" draw:caption-point-x="-1.578cm" svg:y="53.74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484</text:span></text:p>
            </office:annotation>
            <text:p>484</text:p>
          </table:table-cell>
          <table:table-cell ns41:value-type="string" table:style-name="ce44" office:value-type="string">
            <text:p>BT</text:p>
          </table:table-cell>
          <table:table-cell ns41:value-type="string" table:style-name="ce44" office:value-type="string">
            <text:p>1889_06_T4</text:p>
          </table:table-cell>
          <table:table-cell ns41:value-type="float" table:style-name="ce44" office:value="478" office:value-type="float">
            <text:p>478</text:p>
          </table:table-cell>
          <table:table-cell ns41:value-type="float" table:style-name="ce44" office:value="479" office:value-type="float">
            <text:p>479</text:p>
          </table:table-cell>
          <table:table-cell ns41:value-type="string" table:style-name="ce44" office:value-type="string">
            <text:p>OV</text:p>
          </table:table-cell>
          <table:table-cell ns41:value-type="float" table:style-name="ce53" office:value="310350" office:value-type="float">
            <text:p>310350</text:p>
          </table:table-cell>
          <table:table-cell table:style-name="ce24" table:number-columns-repeated="993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5T16:41:53</dc:date>
    <meta:document-statistic meta:object-count="0" meta:cell-count="1273" meta:table-count="1"/>
    <meta:generator>ODFPY/1.3.0dev</meta:generator>
  </office:meta>
</office:document-meta>
</file>